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2206C6574C602414468.png" manifest:media-type="image/png"/>
  <manifest:file-entry manifest:full-path="Pictures/10000201000001B1000001E5C3B708687C81D8F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3.85cm" fo:min-width="2.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d320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dddddd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9cm" svg:height="4.1cm" svg:x="11.021cm" svg:y="15.9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0.643cm" svg:y="15.7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8.278cm" svg:y="15.9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7.9cm" svg:y="15.7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3.7cm" svg:y="16.02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79cm" svg:height="3.238cm" svg:x="14.255cm" svg:y="16.587cm">
              <draw:image xlink:href="Pictures/100002010000012C000002206C6574C602414468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6.3cm" svg:y="16.02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79cm" svg:height="3.238cm" svg:x="16.855cm" svg:y="16.587cm">
              <draw:image xlink:href="Pictures/100002010000012C000002206C6574C602414468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8.821cm" svg:y="15.9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8.443cm" svg:y="15.7cm">
              <draw:image xlink:href="Pictures/10000201000001B1000001E5C3B708687C81D8FD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2.9cm" svg:height="4.1cm" svg:x="16.321cm" svg:y="1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5.943cm" svg:y="1.25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3.578cm" svg:y="1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3.2cm" svg:y="1.25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0.778cm" svg:y="1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0.4cm" svg:y="1.25cm">
              <draw:image xlink:href="Pictures/10000201000001B1000001E5C3B708687C81D8FD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2.9cm" svg:height="4.1cm" svg:x="4.078cm" svg:y="8.68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3.7cm" svg:y="8.438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6.7cm" svg:y="8.76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79cm" svg:height="3.238cm" svg:x="7.255cm" svg:y="9.325cm">
              <draw:image xlink:href="Pictures/100002010000012C000002206C6574C602414468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5.221cm" svg:y="8.68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4.843cm" svg:y="8.438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2.478cm" svg:y="8.68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12.1cm" svg:y="8.438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9.678cm" svg:y="8.68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9.3cm" svg:y="8.438cm">
              <draw:image xlink:href="Pictures/10000201000001B1000001E5C3B708687C81D8FD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17.9cm" svg:y="8.76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79cm" svg:height="3.238cm" svg:x="18.455cm" svg:y="9.325cm">
              <draw:image xlink:href="Pictures/100002010000012C000002206C6574C602414468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20.5cm" svg:y="8.76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79cm" svg:height="3.238cm" svg:x="21.055cm" svg:y="9.325cm">
              <draw:image xlink:href="Pictures/100002010000012C000002206C6574C602414468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2.9cm" svg:height="4.1cm" svg:x="23.021cm" svg:y="8.68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3.657cm" svg:height="4.088cm" svg:x="22.643cm" svg:y="8.438cm">
              <draw:image xlink:href="Pictures/10000201000001B1000001E5C3B708687C81D8FD.png" xlink:type="simple" xlink:show="embed" xlink:actuate="onLoad">
                <text:p/>
              </draw:image>
            </draw:frame>
          </draw:g>
        </draw:g>
        <draw:line draw:style-name="gr3" draw:text-style-name="P1" draw:layer="layout" svg:x1="9.8cm" svg:y1="16.6cm" svg:x2="5.5cm" svg:y2="12.5cm">
          <text:p/>
        </draw:line>
        <draw:line draw:style-name="gr3" draw:text-style-name="P1" draw:layer="layout" svg:x1="9.8cm" svg:y1="16.6cm" svg:x2="11.1cm" svg:y2="12.5cm">
          <text:p/>
        </draw:line>
        <draw:line draw:style-name="gr3" draw:text-style-name="P1" draw:layer="layout" svg:x1="9.8cm" svg:y1="16.6cm" svg:x2="13.9cm" svg:y2="12.5cm">
          <text:p/>
        </draw:line>
        <draw:line draw:style-name="gr3" draw:text-style-name="P1" draw:layer="layout" svg:x1="9.8cm" svg:y1="16.6cm" svg:x2="16.7cm" svg:y2="12.5cm">
          <text:p/>
        </draw:line>
        <draw:line draw:style-name="gr3" draw:text-style-name="P1" draw:layer="layout" svg:x1="9.8cm" svg:y1="16.6cm" svg:x2="24.5cm" svg:y2="12.5cm">
          <text:p/>
        </draw:line>
        <draw:line draw:style-name="gr3" draw:text-style-name="P1" draw:layer="layout" svg:x1="12.5cm" svg:y1="16.6cm" svg:x2="5.5cm" svg:y2="12.5cm">
          <text:p/>
        </draw:line>
        <draw:line draw:style-name="gr3" draw:text-style-name="P1" draw:layer="layout" svg:x1="12.5cm" svg:y1="16.6cm" svg:x2="11.1cm" svg:y2="12.5cm">
          <text:p/>
        </draw:line>
        <draw:line draw:style-name="gr3" draw:text-style-name="P1" draw:layer="layout" svg:x1="12.5cm" svg:y1="16.6cm" svg:x2="13.9cm" svg:y2="12.5cm">
          <text:p/>
        </draw:line>
        <draw:line draw:style-name="gr3" draw:text-style-name="P1" draw:layer="layout" svg:x1="12.5cm" svg:y1="16.6cm" svg:x2="16.7cm" svg:y2="12.5cm">
          <text:p/>
        </draw:line>
        <draw:line draw:style-name="gr3" draw:text-style-name="P1" draw:layer="layout" svg:x1="12.5cm" svg:y1="16.6cm" svg:x2="24.5cm" svg:y2="12.5cm">
          <text:p/>
        </draw:line>
        <draw:line draw:style-name="gr3" draw:text-style-name="P1" draw:layer="layout" svg:x1="20.3cm" svg:y1="16.6cm" svg:x2="5.5cm" svg:y2="12.5cm">
          <text:p/>
        </draw:line>
        <draw:line draw:style-name="gr3" draw:text-style-name="P1" draw:layer="layout" svg:x1="20.3cm" svg:y1="16.6cm" svg:x2="11.1cm" svg:y2="12.5cm">
          <text:p/>
        </draw:line>
        <draw:line draw:style-name="gr3" draw:text-style-name="P1" draw:layer="layout" svg:x1="20.3cm" svg:y1="16.6cm" svg:x2="13.9cm" svg:y2="12.5cm">
          <text:p/>
        </draw:line>
        <draw:line draw:style-name="gr3" draw:text-style-name="P1" draw:layer="layout" svg:x1="20.3cm" svg:y1="16.6cm" svg:x2="24.5cm" svg:y2="12.5cm">
          <text:p/>
        </draw:line>
        <draw:line draw:style-name="gr3" draw:text-style-name="P1" draw:layer="layout" svg:x1="20.3cm" svg:y1="16.6cm" svg:x2="16.7cm" svg:y2="12.5cm">
          <text:p/>
        </draw:line>
        <draw:line draw:style-name="gr3" draw:text-style-name="P1" draw:layer="layout" svg:x1="12.3cm" svg:y1="5.3cm" svg:x2="5.5cm" svg:y2="9.3cm">
          <text:p/>
        </draw:line>
        <draw:line draw:style-name="gr3" draw:text-style-name="P1" draw:layer="layout" svg:x1="15cm" svg:y1="5.3cm" svg:x2="5.5cm" svg:y2="9.3cm">
          <text:p/>
        </draw:line>
        <draw:line draw:style-name="gr3" draw:text-style-name="P1" draw:layer="layout" svg:x1="17.8cm" svg:y1="5.3cm" svg:x2="5.5cm" svg:y2="9.3cm">
          <text:p/>
        </draw:line>
        <draw:line draw:style-name="gr3" draw:text-style-name="P1" draw:layer="layout" svg:x1="12.3cm" svg:y1="5.3cm" svg:x2="11.2cm" svg:y2="9.3cm">
          <text:p/>
        </draw:line>
        <draw:line draw:style-name="gr3" draw:text-style-name="P1" draw:layer="layout" svg:x1="15cm" svg:y1="5.3cm" svg:x2="11.2cm" svg:y2="9.3cm">
          <text:p/>
        </draw:line>
        <draw:line draw:style-name="gr3" draw:text-style-name="P1" draw:layer="layout" svg:x1="17.8cm" svg:y1="5.3cm" svg:x2="11.2cm" svg:y2="9.3cm">
          <text:p/>
        </draw:line>
        <draw:line draw:style-name="gr3" draw:text-style-name="P1" draw:layer="layout" svg:x1="12.3cm" svg:y1="5.3cm" svg:x2="14.017cm" svg:y2="9.307cm">
          <text:p/>
        </draw:line>
        <draw:line draw:style-name="gr3" draw:text-style-name="P1" draw:layer="layout" svg:x1="15cm" svg:y1="5.3cm" svg:x2="14cm" svg:y2="9.3cm">
          <text:p/>
        </draw:line>
        <draw:line draw:style-name="gr3" draw:text-style-name="P1" draw:layer="layout" svg:x1="17.8cm" svg:y1="5.3cm" svg:x2="14cm" svg:y2="9.3cm">
          <text:p/>
        </draw:line>
        <draw:line draw:style-name="gr3" draw:text-style-name="P1" draw:layer="layout" svg:x1="12.3cm" svg:y1="5.3cm" svg:x2="16.7cm" svg:y2="9.3cm">
          <text:p/>
        </draw:line>
        <draw:line draw:style-name="gr3" draw:text-style-name="P1" draw:layer="layout" svg:x1="15cm" svg:y1="5.3cm" svg:x2="16.7cm" svg:y2="9.3cm">
          <text:p/>
        </draw:line>
        <draw:line draw:style-name="gr3" draw:text-style-name="P1" draw:layer="layout" svg:x1="17.8cm" svg:y1="5.3cm" svg:x2="16.7cm" svg:y2="9.3cm">
          <text:p/>
        </draw:line>
        <draw:line draw:style-name="gr3" draw:text-style-name="P1" draw:layer="layout" svg:x1="12.3cm" svg:y1="5.3cm" svg:x2="24.5cm" svg:y2="9.3cm">
          <text:p/>
        </draw:line>
        <draw:line draw:style-name="gr3" draw:text-style-name="P1" draw:layer="layout" svg:x1="15cm" svg:y1="5.3cm" svg:x2="24.5cm" svg:y2="9.3cm">
          <text:p/>
        </draw:line>
        <draw:line draw:style-name="gr3" draw:text-style-name="P1" draw:layer="layout" svg:x1="17.8cm" svg:y1="5.3cm" svg:x2="24.5cm" svg:y2="9.3cm">
          <text:p/>
        </draw:line>
        <draw:line draw:style-name="gr4" draw:text-style-name="P1" draw:layer="layout" svg:x1="17.8cm" svg:y1="5.3cm" svg:x2="19.3cm" svg:y2="9.3cm">
          <text:p/>
        </draw:line>
        <draw:line draw:style-name="gr4" draw:text-style-name="P1" draw:layer="layout" svg:x1="15cm" svg:y1="5.3cm" svg:x2="19.3cm" svg:y2="9.3cm">
          <text:p/>
        </draw:line>
        <draw:line draw:style-name="gr4" draw:text-style-name="P1" draw:layer="layout" svg:x1="12.3cm" svg:y1="5.3cm" svg:x2="19.3cm" svg:y2="9.3cm">
          <text:p/>
        </draw:line>
        <draw:line draw:style-name="gr4" draw:text-style-name="P1" draw:layer="layout" svg:x1="12.3cm" svg:y1="5.3cm" svg:x2="21.9cm" svg:y2="9.3cm">
          <text:p/>
        </draw:line>
        <draw:line draw:style-name="gr4" draw:text-style-name="P1" draw:layer="layout" svg:x1="15cm" svg:y1="5.3cm" svg:x2="21.9cm" svg:y2="9.3cm">
          <text:p/>
        </draw:line>
        <draw:line draw:style-name="gr4" draw:text-style-name="P1" draw:layer="layout" svg:x1="17.8cm" svg:y1="5.3cm" svg:x2="21.9cm" svg:y2="9.3cm">
          <text:p/>
        </draw:line>
        <draw:line draw:style-name="gr4" draw:text-style-name="P1" draw:layer="layout" svg:x1="22cm" svg:y1="12.6cm" svg:x2="20.3cm" svg:y2="16.6cm">
          <text:p/>
        </draw:line>
        <draw:line draw:style-name="gr4" draw:text-style-name="P1" draw:layer="layout" svg:x1="22cm" svg:y1="12.6cm" svg:x2="17.8cm" svg:y2="16.6cm">
          <text:p/>
        </draw:line>
        <draw:line draw:style-name="gr4" draw:text-style-name="P1" draw:layer="layout" svg:x1="22cm" svg:y1="12.6cm" svg:x2="15.1cm" svg:y2="16.6cm">
          <text:p/>
        </draw:line>
        <draw:line draw:style-name="gr4" draw:text-style-name="P1" draw:layer="layout" svg:x1="21.9cm" svg:y1="12.6cm" svg:x2="12.5cm" svg:y2="16.6cm">
          <text:p/>
        </draw:line>
        <draw:line draw:style-name="gr4" draw:text-style-name="P1" draw:layer="layout" svg:x1="22cm" svg:y1="12.6cm" svg:x2="9.8cm" svg:y2="16.6cm">
          <text:p/>
        </draw:line>
        <draw:line draw:style-name="gr4" draw:text-style-name="P1" draw:layer="layout" svg:x1="19.4cm" svg:y1="12.5cm" svg:x2="20.3cm" svg:y2="16.6cm">
          <text:p/>
        </draw:line>
        <draw:line draw:style-name="gr4" draw:text-style-name="P1" draw:layer="layout" svg:x1="19.4cm" svg:y1="12.5cm" svg:x2="17.8cm" svg:y2="16.6cm">
          <text:p/>
        </draw:line>
        <draw:line draw:style-name="gr4" draw:text-style-name="P1" draw:layer="layout" svg:x1="16.7cm" svg:y1="12.5cm" svg:x2="17.8cm" svg:y2="16.6cm">
          <text:p/>
        </draw:line>
        <draw:line draw:style-name="gr4" draw:text-style-name="P1" draw:layer="layout" svg:x1="13.9cm" svg:y1="12.5cm" svg:x2="17.8cm" svg:y2="16.6cm">
          <text:p/>
        </draw:line>
        <draw:line draw:style-name="gr4" draw:text-style-name="P1" draw:layer="layout" svg:x1="11.1cm" svg:y1="12.5cm" svg:x2="17.8cm" svg:y2="16.6cm">
          <text:p/>
        </draw:line>
        <draw:line draw:style-name="gr4" draw:text-style-name="P1" draw:layer="layout" svg:x1="8.1cm" svg:y1="12.5cm" svg:x2="17.8cm" svg:y2="16.6cm">
          <text:p/>
        </draw:line>
        <draw:line draw:style-name="gr4" draw:text-style-name="P1" draw:layer="layout" svg:x1="8.1cm" svg:y1="12.5cm" svg:x2="17.8cm" svg:y2="16.6cm">
          <text:p/>
        </draw:line>
        <draw:line draw:style-name="gr4" draw:text-style-name="P1" draw:layer="layout" svg:x1="5.5cm" svg:y1="12.5cm" svg:x2="17.8cm" svg:y2="16.6cm">
          <text:p/>
        </draw:line>
        <draw:line draw:style-name="gr4" draw:text-style-name="P1" draw:layer="layout" svg:x1="5.5cm" svg:y1="12.5cm" svg:x2="15.2cm" svg:y2="16.6cm">
          <text:p/>
        </draw:line>
        <draw:line draw:style-name="gr4" draw:text-style-name="P1" draw:layer="layout" svg:x1="8.1cm" svg:y1="12.5cm" svg:x2="15.1cm" svg:y2="16.6cm">
          <text:p/>
        </draw:line>
        <draw:line draw:style-name="gr4" draw:text-style-name="P1" draw:layer="layout" svg:x1="11.1cm" svg:y1="12.5cm" svg:x2="15.1cm" svg:y2="16.6cm">
          <text:p/>
        </draw:line>
        <draw:line draw:style-name="gr4" draw:text-style-name="P1" draw:layer="layout" svg:x1="13.9cm" svg:y1="12.5cm" svg:x2="15.1cm" svg:y2="16.6cm">
          <text:p/>
        </draw:line>
        <draw:line draw:style-name="gr4" draw:text-style-name="P1" draw:layer="layout" svg:x1="16.7cm" svg:y1="12.5cm" svg:x2="15.1cm" svg:y2="16.6cm">
          <text:p/>
        </draw:line>
        <draw:line draw:style-name="gr4" draw:text-style-name="P1" draw:layer="layout" svg:x1="19.4cm" svg:y1="12.5cm" svg:x2="15.1cm" svg:y2="16.6cm">
          <text:p/>
        </draw:line>
        <draw:line draw:style-name="gr4" draw:text-style-name="P1" draw:layer="layout" svg:x1="8.1cm" svg:y1="12.5cm" svg:x2="12.5cm" svg:y2="16.6cm">
          <text:p/>
        </draw:line>
        <draw:line draw:style-name="gr4" draw:text-style-name="P1" draw:layer="layout" svg:x1="19.4cm" svg:y1="12.5cm" svg:x2="12.5cm" svg:y2="16.6cm">
          <text:p/>
        </draw:line>
        <draw:line draw:style-name="gr4" draw:text-style-name="P1" draw:layer="layout" svg:x1="24.5cm" svg:y1="12.5cm" svg:x2="12.5cm" svg:y2="16.6cm">
          <text:p/>
        </draw:line>
        <draw:line draw:style-name="gr4" draw:text-style-name="P1" draw:layer="layout" svg:x1="8.1cm" svg:y1="12.5cm" svg:x2="20.3cm" svg:y2="16.6cm">
          <text:p/>
        </draw:line>
        <draw:line draw:style-name="gr4" draw:text-style-name="P1" draw:layer="layout" svg:x1="8.1cm" svg:y1="12.5cm" svg:x2="9.8cm" svg:y2="16.6cm">
          <text:p/>
        </draw:line>
        <draw:line draw:style-name="gr4" draw:text-style-name="P1" draw:layer="layout" svg:x1="19.4cm" svg:y1="12.5cm" svg:x2="9.8cm" svg:y2="16.6cm">
          <text:p/>
        </draw:line>
        <draw:line draw:style-name="gr4" draw:text-style-name="P1" draw:layer="layout" svg:x1="12.3cm" svg:y1="5.3cm" svg:x2="8.2cm" svg:y2="9.3cm">
          <text:p/>
        </draw:line>
        <draw:line draw:style-name="gr4" draw:text-style-name="P1" draw:layer="layout" svg:x1="15cm" svg:y1="5.3cm" svg:x2="8.2cm" svg:y2="9.3cm">
          <text:p/>
        </draw:line>
        <draw:line draw:style-name="gr4" draw:text-style-name="P1" draw:layer="layout" svg:x1="17.8cm" svg:y1="5.3cm" svg:x2="8.2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7:54:23.741630808</meta:creation-date>
    <dc:date>2018-02-17T08:41:17.936559123</dc:date>
    <meta:editing-duration>PT14M10S</meta:editing-duration>
    <meta:editing-cycles>2</meta:editing-cycles>
    <meta:generator>LibreOffice/5.0.3.2$Linux_X86_64 LibreOffice_project/00m0$Build-2</meta:generator>
    <meta:document-statistic meta:object-count="115"/>
  </office:meta>
</office:document-meta>
</file>